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Heading_20_1" style:list-style-name="WWNum1" style:master-page-name="Standard">
      <style:paragraph-properties fo:margin-top="0cm" fo:margin-bottom="0cm" loext:contextual-spacing="false" style:page-number="auto"/>
    </style:style>
    <style:style style:name="P2" style:family="paragraph" style:parent-style-name="Heading_20_2" style:list-style-name="WWNum1">
      <style:paragraph-properties fo:margin-top="0cm" fo:margin-bottom="0cm" loext:contextual-spacing="false"/>
      <style:text-properties style:font-size-complex="12pt"/>
    </style:style>
    <style:style style:name="P3" style:family="paragraph" style:parent-style-name="Heading_20_2" style:list-style-name="WWNum1">
      <style:paragraph-properties fo:margin-top="0cm" fo:margin-bottom="0cm" loext:contextual-spacing="false"/>
    </style:style>
    <style:style style:name="P4" style:family="paragraph" style:parent-style-name="Heading_20_2" style:list-style-name="WWNum1">
      <style:paragraph-properties fo:margin-top="0cm" fo:margin-bottom="0cm" loext:contextual-spacing="false" fo:break-before="page"/>
    </style:style>
    <style:style style:name="P5" style:family="paragraph" style:parent-style-name="Heading_20_2" style:list-style-name="">
      <style:paragraph-properties fo:margin-left="0cm" fo:margin-right="0cm" fo:margin-top="0cm" fo:margin-bottom="0cm" loext:contextual-spacing="false" fo:text-indent="0cm" style:auto-text-indent="false"/>
    </style:style>
    <style:style style:name="P6" style:family="paragraph" style:parent-style-name="Standard">
      <style:paragraph-properties fo:line-height="150%"/>
    </style:style>
    <style:style style:name="P7" style:family="paragraph" style:parent-style-name="Standard">
      <style:paragraph-properties fo:line-height="150%"/>
      <style:text-properties fo:color="#c9211e"/>
    </style:style>
    <style:style style:name="P8" style:family="paragraph" style:parent-style-name="Text_20_body">
      <style:paragraph-properties fo:margin-top="0cm" fo:margin-bottom="0cm" loext:contextual-spacing="false"/>
    </style:style>
    <style:style style:name="T1" style:family="text">
      <style:text-properties style:font-size-complex="14pt"/>
    </style:style>
    <style:style style:name="T2" style:family="text">
      <style:text-properties fo:font-style="italic" fo:font-weight="normal" style:font-style-asian="italic" style:font-weight-asian="normal" style:font-size-complex="12pt" style:font-style-complex="italic" style:font-weight-complex="norm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size-complex="12pt"/>
    </style:style>
    <style:style style:name="T6" style:family="text">
      <style:text-properties fo:language="en" fo:country="US"/>
    </style:style>
    <style:style style:name="T7" style:family="text">
      <style:text-properties fo:color="#000000"/>
    </style:style>
    <style:style style:name="T8" style:family="text">
      <style:text-properties fo:color="#0000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03669179" text:style-name="WWNum1">
        <text:list-item>
          <text:h text:style-name="P1" text:outline-level="1"><text:span text:style-name="T1">Introduction</text:span></text:h>
          <text:list>
            <text:list-item>
              <text:h text:style-name="P2" text:outline-level="2"/>
            </text:list-item>
          </text:list>
        </text:list-item>
      </text:list>
      <text:h text:style-name="P5" text:outline-level="2"><text:span text:style-name="T2">General intro to the thesis…. 1 parag.. what is the overall thesis about and what ecological themes are covered by it (setting up your sections)</text:span></text:h>
      <text:p text:style-name="Text_20_body"/>
      <text:list xml:id="list150259696313753" text:continue-numbering="true" text:style-name="WWNum1">
        <text:list-item>
          <text:list>
            <text:list-item>
              <text:h text:style-name="P2" text:outline-level="2"/>
            </text:list-item>
            <text:list-item>
              <text:h text:style-name="P3" text:outline-level="2"><text:span text:style-name="T5">The ecological niche</text:span></text:h>
            </text:list-item>
          </text:list>
        </text:list-item>
      </text:list>
      <text:p text:style-name="P8">[why the niche is important for your thesis..]Every species has requirements to persist in an environment. When these requirements are not met, and without sufficient immigration, populations are destined to local extinction. This concept of environmental requirements is at the core of the ecological niche, defined as the biotic and abiotic factors for which a species has a positive growth rate <office:annotation office:name="__Annotation__20_3414700944" loext:resolved="false"><dc:creator>Laura Pollock, Dr.</dc:creator><dc:date>2024-05-08T12:24:00</dc:date><loext:sender-initials>LP</loext:sender-initials><text:p><text:span text:style-name="T8">New sentence ? Kind of confusing like this</text:span></text:p></office:annotation>and the impact of the species on these factors <office:annotation-end office:name="__Annotation__20_3414700944"/>(Chase &amp; Leibold 2003; Holt 2009). Thus, the ecological niche thus encompass species response to and its role within its environment, serving as a central concept for addressing some of ecology’s most fundamental questions: Why are species found where <office:annotation office:name="__Annotation__33_3414700944" loext:resolved="false"><dc:creator>Laura Pollock, Dr.</dc:creator><dc:date>2024-05-08T12:25:00</dc:date><loext:sender-initials>LP</loext:sender-initials><text:p><text:span text:style-name="T8">One example citation each ?</text:span></text:p></office:annotation>they are? How do so many species coexist? Why are some species rare and others common? How do species interact with one another? What roles do species play in ecosystems? And, crucially, <office:annotation-end office:name="__Annotation__33_3414700944"/>how will species and communities respond to rapid environmental changes? </text:p>
      <text:p text:style-name="P8"/>
      <text:p text:style-name="P8">The theory of the ecological niche emerged from ideas first introduced by Joseph Grinnell and Charles Elton. From the beginning, it was clear the niche was a complex concept with diverging….. <text:s/>Grinnell (1917) emphasized species relationships with abiotic factors in his seminal work on the distribution of the California Trasher. He <office:annotation office:name="__Annotation__45_3414700944" loext:resolved="false"><dc:creator>Laura Pollock, Dr.</dc:creator><dc:date>2024-05-08T12:27:00</dc:date><loext:sender-initials>LP</loext:sender-initials><text:p><text:span text:style-name="T8">Went further than what ?</text:span></text:p></office:annotation>went further, <office:annotation-end office:name="__Annotation__45_3414700944"/>stating that “[..] no two species regularly established in a single fauna have precisely the same niche relationships”, formulating the competitive exclusion principle later predicted by Vito Volterra’s (1928) mathematical models and demonstrated in lab experiments by Georgy Gause (1934). In contrast, Elton (1927) focused on the position of species within its biotic environment, defining the niche as the “status of the animal in the community”. These two perspective set the stage for G. Evelyn Hutchinson to develop his hypervolume model of the niche (Hutchinson 1957). For Hutchinson, the niche is the location where a species can establish and persist in a n-dimensional space where axes are environmental variables. His framework successfully integrate the Grinnellian dimensions of the niche (environmental requirements) in an intuitive quantitative framework, <text:soft-page-break/>shaping the theoretical work in coexistence (Chesson 2000; Letten <text:span text:style-name="T3">et al.</text:span> 2017) and biogeography (Godsoe <text:span text:style-name="T3">et al.</text:span> 2017; Guisan &amp; Zimmermann 2000) for decades. </text:p>
      <text:p text:style-name="P8"/>
      <text:p text:style-name="P8"><office:annotation office:name="__Annotation__71_3414700944" loext:resolved="false"><dc:creator>Laura Pollock, Dr.</dc:creator><dc:date>2024-05-08T12:29:00</dc:date><loext:sender-initials>LP</loext:sender-initials><text:p><text:span text:style-name="T8">Qualify the ‘however’</text:span></text:p></office:annotation>However<office:annotation-end office:name="__Annotation__71_3414700944"/>, the dynamic nature of Eltonian’s dimensions of the niche (relationships to other species) posed challenges in integrating them into Hutchinson’s hypervolume framework (McInerny &amp; Etienne 2012). <office:annotation office:name="__Annotation__80_3414700944" loext:resolved="false"><dc:creator>Laura Pollock, Dr.</dc:creator><dc:date>2024-05-08T12:30:00</dc:date><loext:sender-initials>LP</loext:sender-initials><text:p><text:span text:style-name="T8">Again, why ‘so’</text:span></text:p></office:annotation>So,<office:annotation-end office:name="__Annotation__80_3414700944"/> recent research has focused on integrating the Grinnellian and Eltonian niches to better understand the distributions of species (Soberón 2007) and interactions (Gravel <text:span text:style-name="T3">et al.</text:span> 2019). This integration raised new questions <office:annotation office:name="__Annotation__95_3414700944" loext:resolved="false"><dc:creator>Laura Pollock, Dr.</dc:creator><dc:date>2024-05-08T12:30:00</dc:date><loext:sender-initials>LP</loext:sender-initials><text:p><text:span text:style-name="T8">Not a question</text:span></text:p></office:annotation>such as the signature of interactions on species distributions across scales<office:annotation-end office:name="__Annotation__95_3414700944"/>. Traditionally, it was believed that species interactions primarily influence distributions at local scales, while <office:annotation office:name="__Annotation__102_3414700944" loext:resolved="false"><dc:creator>Laura Pollock, Dr.</dc:creator><dc:date>2024-05-08T12:32:00</dc:date><loext:sender-initials>LP</loext:sender-initials><text:p><text:span text:style-name="T8">Might need to bring in some of Keddy etc work on ‘filtering’ of communities.. </text:span></text:p></office:annotation>climate shape regional and geographic <office:annotation-end office:name="__Annotation__102_3414700944"/>scale distributions (Pearson &amp; Dawson 2003; Soberón 2007; Whittaker <text:span text:style-name="T3">et al.</text:span> 2001). However, there are now evidence that the effects of local species interactions can scale-up to influence distributions at all scales (Araújo &amp; Rozenfeld 2014; Belmaker <text:span text:style-name="T3">et al.</text:span> 2015). <text:s/><office:annotation office:name="__Annotation__121_3414700944" loext:resolved="false"><dc:creator>Laura Pollock, Dr.</dc:creator><dc:date>2024-05-08T12:34:00</dc:date><loext:sender-initials>LP</loext:sender-initials><text:p><text:span text:style-name="T8">Needs a better conclusion.. actually this paragraph might need more of a clear point</text:span></text:p><text:p/></office:annotation>Although the importance of interactions at larger scale remains debated, it highlights how different niche axes contribute in shaping ecological communities.<office:annotation-end office:name="__Annotation__121_3414700944"/></text:p>
      <text:p text:style-name="P8"/>
      <text:p text:style-name="P8">Of course, <office:annotation office:name="__Annotation__128_3414700944" loext:resolved="false"><dc:creator>Laura Pollock, Dr.</dc:creator><dc:date>2024-05-08T12:34:00</dc:date><loext:sender-initials>LP</loext:sender-initials><text:p><text:span text:style-name="T8">Need better transition.. neutral as opposed to what</text:span></text:p></office:annotation>neutral processes also influence communities<office:annotation-end office:name="__Annotation__128_3414700944"/>. First proposed by Hubbell (2001), neutral theory posits that biodiversity is structured in space and time not by ecological differences among species (growth, death, dispersion rates) but by stochastic elements (ecological drift). Despite the unrealistic assumption of perfect equivalence among species, neutral theory successfully predicts many community properties (Bell &amp; Schluter 2000; Canard <text:span text:style-name="T3">et al.</text:span> 2012). <office:annotation office:name="__Annotation__149_3414700944" loext:resolved="false"><dc:creator>Laura Pollock, Dr.</dc:creator><dc:date>2024-05-08T12:35:00</dc:date><loext:sender-initials>LP</loext:sender-initials><text:p><text:span text:style-name="T8">But how does this relate to your thesis?</text:span></text:p></office:annotation>Modern ecological theories now recognized both niche and neutral processes as central to shaping ecological communities (Vellend 2010), and playing crucial roles in explaining ecological succession, dynamics and interactions (Gravel <text:span text:style-name="T3">et al.</text:span> 2006; Morales-Castilla <text:span text:style-name="T3">et al.</text:span> 2015; Poisot <text:span text:style-name="T3">et al.</text:span> 2015).<office:annotation-end office:name="__Annotation__149_3414700944"/></text:p>
      <text:list xml:id="list150258618500383" text:continue-numbering="true" text:style-name="WWNum1">
        <text:list-item>
          <text:list>
            <text:list-item>
              <text:h text:style-name="P3" text:outline-level="2"/>
            </text:list-item>
            <text:list-item>
              <text:h text:style-name="P3" text:outline-level="2">Biogeography</text:h>
            </text:list-item>
          </text:list>
        </text:list-item>
      </text:list>
      <text:p text:style-name="P8"><office:annotation office:name="__Annotation__163_3414700944" loext:resolved="false"><dc:creator>Laura Pollock, Dr.</dc:creator><dc:date>2024-05-08T12:36:00</dc:date><loext:sender-initials>LP</loext:sender-initials><text:p><text:span text:style-name="T8">(We need to know why you are introducing things..</text:span></text:p></office:annotation><office:annotation office:name="__Annotation__159_3414700944" loext:resolved="false"><dc:creator>Laura Pollock, Dr.</dc:creator><dc:date>2024-05-08T12:36:00</dc:date><loext:sender-initials>LP</loext:sender-initials><text:p><text:span text:style-name="T8">Tie to thesis..</text:span></text:p></office:annotation>One of the subfield <office:annotation-end office:name="__Annotation__159_3414700944"/><office:annotation-end office:name="__Annotation__163_3414700944"/>of <office:annotation office:name="__Annotation__170_3414700944" loext:resolved="false"><dc:creator>Laura Pollock, Dr.</dc:creator><dc:date>2024-05-08T12:41:00</dc:date><loext:sender-initials>LP</loext:sender-initials><text:p><text:span text:style-name="T8">Need to introduce up front the major ideas you are talking about from biogeography in the context of your thesis.. <text:s text:c="2"/></text:span></text:p></office:annotation>ecology most profoundly influenced by niche theory is biogeography, the study of how biodiversity is distributed<office:annotation-end office:name="__Annotation__170_3414700944"/>. Based on the niche framework, <office:annotation office:name="__Annotation__177_3414700944" loext:resolved="false"><dc:creator>Laura Pollock, Dr.</dc:creator><dc:date>2024-05-08T12:37:00</dc:date><loext:sender-initials>LP</loext:sender-initials><text:p><text:span text:style-name="T8">Maybe soften that as many people would disagree</text:span></text:p></office:annotation>species distribution models brought biogeography from a mainly descriptive science to a science that provides testable predictions<office:annotation-end office:name="__Annotation__177_3414700944"/> (Elith &amp; Leathwick 2009; Pulliam 2000). <office:annotation office:name="__Annotation__189_3414700944" loext:resolved="false"><dc:creator>Laura Pollock, Dr.</dc:creator><dc:date>2024-05-08T12:38:00</dc:date><loext:sender-initials>LP</loext:sender-initials><text:p><text:span text:style-name="T8">Quick jump to SDMs</text:span></text:p></office:annotation>Species distribution models <office:annotation-end office:name="__Annotation__189_3414700944"/>quantify species niches by relating observed species occurrences to environmental variables (Elith &amp; Leathwick 2009). However, the true relationship between species niche and what <text:soft-page-break/>species distribution models describe is correlative, and therefore often unclear. While they depend on observations of the realization of species niches (Booth <text:span text:style-name="T3">et al.</text:span> 1988), most species distribution models fail to account for other factors influencing species distribution such as biotic interactions and dispersal limitations (Araújo &amp; Guisan 2006; Godsoe <text:span text:style-name="T3">et al.</text:span> 2017). This deficiency has been one of the main critique of species distribution models, particularly for spatial and temporal extrapolation (Thuiller et al. 2013; Urban et al. 2016; Zurell et al. 2009). Efforts have been made to integrate dispersal limitations and biotic interactions directly or indirectly into models, although implementation remains challenging due to data constraints (Engler &amp; Guisan 2009; Pollock <text:span text:style-name="T3">et al.</text:span> 2014; Shipley <text:span text:style-name="T3">et al.</text:span> 2022; Staniczenko <text:span text:style-name="T3">et al.</text:span> 2017). Despite these limitations, species distribution models have proven indispensable in elucidating spatial and temporal patterns, bridging knowledge gaps, and emerging as a vital conservation tool (Guisan <text:span text:style-name="T3">et al.</text:span> 2013; Pollock <text:span text:style-name="T3">et al.</text:span> 2020). </text:p>
      <text:p text:style-name="P8"/>
      <text:p text:style-name="P8"><office:annotation office:name="__Annotation__231_3414700944" loext:resolved="false"><dc:creator>Laura Pollock, Dr.</dc:creator><dc:date>2024-05-08T12:39:00</dc:date><loext:sender-initials>LP</loext:sender-initials><text:p><text:span text:style-name="T8">Def need transition here.. especially as go from modern to historical</text:span></text:p></office:annotation>The history of biogeography can <office:annotation-end office:name="__Annotation__231_3414700944"/>be traced back to the work of Alexander von Humboldt. In his 1807 essay, Humboldt noted how plant communities tend to be more diverse as one move closer to the equator (Humboldt <text:span text:style-name="T3">et al.</text:span> 2008). Mechanisms explaining this latitudinal gradient of diversity would be proposed only centuries after Humboldt’s work and remains heavily debated (Mittelbach <text:span text:style-name="T3">et al.</text:span> 2007; Pianka 1966). Another key figure in the foundation of biogeography is Alfred Russel 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eographic regions based on species distributions (Holt <text:span text:style-name="T3">et al.</text:span> 2013; Wallace 2011). These two seminal works paved the way for the exploration of other generalities and peculiarities of how the diversity of life distributes in space and time, such as the relationship between diversity and area (Preston 1960) or the work on island biogeography (MacArthur &amp; Wilson 2001). Understanding how these patterns emerge have been among the most fruitful avenue to enhance our understanding of how communities assemble, persist and function.</text:p>
      <text:p text:style-name="P8"/>
      <text:p text:style-name="P8">Some biogeographic patterns are so widespread that they have been designated as ecogeographic “rules”. One of these rules is the latitudinal diversity gradient, the same decrease in species diversity towards the poles that Humboldt noted (Hillebrand 2004). Various explanations have been proposed for this gradient, including the effects of higher productivity and climate stability in the tropics on speciation rates, niche partitioning, specialization, and biotic interactions <text:soft-page-break/>(Mittelbach <text:span text:style-name="T3">et al.</text:span> 2007; Pontarp <text:span text:style-name="T3">et al.</text:span> 2019). Another gradient of longstanding interest is the relationship between body mass and temperature. Originally proposed by Bergmann (1848), the rule is traditionally defined as ‘races of warm blooded vertebrates from cooler climates tend to be larger than races of the same species from warmer climates’ (Mayr 1956). While the exact reasons for this gradient's emergence are still debated, it is generally believed that larger-bodied animals possess better heat retention, enabling them to thrive in colder environments compared to smaller individuals (Blackburn <text:span text:style-name="T3">et al.</text:span> 1999). This principle has been extended to encompass the relationship between size and latitude for ectotherms and across closely related species, as originally proposed by Bergmann (Blackburn et al., 1999).</text:p>
      <text:p text:style-name="P8"/>
      <text:p text:style-name="P8"><office:annotation office:name="__Annotation__264_3414700944" loext:resolved="false"><dc:creator>Laura Pollock, Dr.</dc:creator><dc:date>2024-05-08T12:43:00</dc:date><loext:sender-initials>LP</loext:sender-initials><text:p><text:span text:style-name="T8">Maybe reorganize.. feels like a jump back to species interactions</text:span></text:p></office:annotation>A recent development in biogeography is expanding focus from solely considering the distribution of organisms to trying to understand distribution of interactions and the ecological network they form <office:annotation-end office:name="__Annotation__264_3414700944"/>(Windsor <text:span text:style-name="T3">et al.</text:span> 2023). Interaction networks can vary through two main processes: (1) changes in community composition, and (2) changes in the functional relationships between interacting species, like the body mass ratio between predators and prey (Poisot <text:span text:style-name="T3">et al.</text:span> 2015). These two processes are, in turn, influenced by factors such as the environment (Pellissier <text:span text:style-name="T3">et al.</text:span> 2018), the regional pool of interactions (Saravia <text:span text:style-name="T3">et al.</text:span> 2022), area (Galiana <text:span text:style-name="T3">et al.</text:span> 2018), or higher-order interactions (Poisot <text:span text:style-name="T3">et al.</text:span> 2015). Based on previous knowledge on species biogeography and on how species interaction network are structured, it is possible to formulate predictions regarding how network properties vary across space and scale (e.g., Baiser et al. 2019; Gravel et al. 2011) but the empirical investigation on these patterns are still rare (e.g., Baiser et al. 2012; Galiana et al. 2021; Gravel et al. 2019; O’Connor et al. 2020). </text:p>
      <text:list xml:id="list150259417362261" text:continue-numbering="true" text:style-name="WWNum1">
        <text:list-item>
          <text:list>
            <text:list-item>
              <text:h text:style-name="P3" text:outline-level="2"/>
            </text:list-item>
            <text:list-item>
              <text:h text:style-name="P3" text:outline-level="2">Relations between species traits and niche </text:h>
            </text:list-item>
          </text:list>
        </text:list-item>
      </text:list>
      <text:p text:style-name="P8"><office:annotation office:name="__Annotation__300_3414700944" loext:resolved="false"><dc:creator>Laura Pollock, Dr.</dc:creator><dc:date>2024-05-08T12:44:00</dc:date><loext:sender-initials>LP</loext:sender-initials><text:p><text:span text:style-name="T8">Transition</text:span></text:p></office:annotation>Species functional <office:annotation-end office:name="__Annotation__300_3414700944"/>traits are morphological, physiological or phenological characteristics of a species that influences its performance (growth, survival, reproduction) in an environment (Violle <text:span text:style-name="T3">et al.</text:span> 2007). These traits evolved in response to environmental conditions and interactions with other species (Reich <text:span text:style-name="T3">et al.</text:span> 2003). Although the concept of functional trait have originally been developed for plant ecology (Funk <text:span text:style-name="T3">et al.</text:span> 2017), there is ample evidence of functional traits relevant to animal responses to (Vandewalle <text:span text:style-name="T3">et al.</text:span> 2010) and their impact on (e.g., Lundgren et al. 2024) their environment. Therefore, functional traits are directly related to species niches (McGill <text:span text:style-name="T3">et al.</text:span> 2006) providing insights into the role of niche differentiation and environmental filtering in species distributions and community assembly (Zakharova et al. 2019). For example, <text:soft-page-break/>Lamanna et al., (2014) showed how quantifying the volume, packing, and overlap of functional trait space across scales could test different hypotheses for the latitudinal gradient in species richness. A clear benefit of traits is that, unlike species niches, they can be directly measured, providing a accessible quantitative framework for prediction (Kearney <text:span text:style-name="T3">et al.</text:span> 2010).</text:p>
      <text:p text:style-name="P8"/>
      <text:p text:style-name="P8">Given that species with similar traits are expected to show similar responses to the environment, traits hold promise for improving predictions of species distributions and anticipating responses to environmental changes. For example, using a hierarchical species distribution model, Pollock et al. (2012) showed how Eucalypt species’ leaf area, plant height, and seed mass influenced species response to environmental gradients. Not only do these trait-based predictions provide a more mechanistic understanding of how traits influence species distributions, but they have been shown to also help model transfer across species and space (Vesk <text:span text:style-name="T3">et al.</text:span> 2021). Functional traits can also predict species vulnerability to global warming (Pacifici <text:span text:style-name="T3">et al.</text:span> 2017) and precipitation regimes (Griffin-Nolan <text:span text:style-name="T3">et al.</text:span> 2018). <text:s/>Thus, trait-based predictions serve as valuable tools for filling gaps in our understanding of species and ecosystems' distributions and responses to abiotic factors, particularly for those about which we have limited knowledge.</text:p>
      <text:p text:style-name="P8"/>
      <text:p text:style-name="P8">Species sharing traits should also share similar interactions. For example, in a study looking at all predator-prey interactions for European vertebrates, O’Connor et al. (2020) found that species traits strongly explained species trophic groups (species sharing similar resources and enemies). Therefore, traits also provide a framework to predict interactions <text:s/>(Bartomeus <text:span text:style-name="T3">et al.</text:span> 2016; Gravel <text:span text:style-name="T3">et al.</text:span>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within a species pool (Morales-Castilla <text:span text:style-name="T3">et al.</text:span> 2015). Thes trait-matching models have been shown to predict accurately potential species interactions for a number of ecosystems, taxa, and interaction types (Brousseau <text:span text:style-name="T3">et al.</text:span> 2018; Laigle <text:span text:style-name="T3">et al.</text:span> 2018; Pichler <text:span text:style-name="T3">et al.</text:span> 2020; Pomeranz <text:span text:style-name="T3">et al.</text:span> 2019). Once again, these trait-based models offer a promising avenue for gaining a mechanistic understanding of how traits relate to niches and for filling knowledge gaps regarding species interactions (Hortal <text:span text:style-name="T3">et al.</text:span> 2015).</text:p>
      <text:list xml:id="list150259730918287" text:continue-numbering="true" text:style-name="WWNum1">
        <text:list-item>
          <text:list>
            <text:list-item>
              <text:h text:style-name="P3" text:outline-level="2"><text:soft-page-break/></text:h>
            </text:list-item>
            <text:list-item>
              <text:h text:style-name="P3" text:outline-level="2">Trophic interactions and food webs</text:h>
            </text:list-item>
          </text:list>
        </text:list-item>
      </text:list>
      <text:p text:style-name="P8">Trophic interactions, where a predator species feed on a prey species, constitute one type of species interactions. The collection of these trophic interactions among species form a food web, a fundamental concept in ecology to understand ecosystem structure and dynamics (Lindeman 1942; Thompson <text:span text:style-name="T3">et al.</text:span> 2012). The identity, strength and organization of trophic interactions influence how species distribute in space (Wisz <text:span text:style-name="T3">et al.</text:span> 2013), how populations respond to disturbances (Eklöf &amp; Ebenman 2006), and how energy flow within and between ecosystems (Gounand <text:span text:style-name="T3">et al.</text:span> 2018). Given that food webs integrate biodiversity and ecosystem function, conserving their structure and the underlying trophic interactions is essential to protect the diversity and integrity of ecosystems (Harvey <text:span text:style-name="T3">et al.</text:span> 2017). For example, investigating the position of a species within a food web inform on its role within the community and help anticipate secondary extinction <text:s/>(Cirtwill <text:span text:style-name="T3">et al.</text:span> 2018; McDonald-Madden <text:span text:style-name="T3">et al.</text:span> 2016). </text:p>
      <text:p text:style-name="P8"/>
      <text:p text:style-name="P8">Food webs have emerging properties with important implications on the communities, such as the level of connectivity (connectance), the structure of specialization among species, or the formation of modules (Delmas <text:span text:style-name="T3">et al.</text:span> 2019; Pimm <text:span text:style-name="T3">et al.</text:span> 1991). May famously showed that under random interaction networks, a more complex food web (measured by level of connectance, species richness, and mean interaction strength) should be less stable, challenging the commonly accepted assumption of the time that more complex systems are more stable (May 1972). This insight inspired decades of research aimed at understanding how observed properties of empirical food webs, such as the organization of interactions, the distribution of interaction strengths or the correlation between interspecific interactions, influence the relationship between complexity and stability (Allesina &amp; Tang 2015). Another example of how food web structure influences communities is demonstrated by network complementarity, where species partition resources and enemies, leading to increased ecosystem productivity (Poisot <text:span text:style-name="T3">et al.</text:span> 2013). Thus, it is not only the number and identity of trophic interactions that matters, but also how they are organized among species.</text:p>
      <text:p text:style-name="P8"/>
      <text:p text:style-name="P8">Yet, we still face major challenges when developing accurate descriptions of natural food webs and apply our theoretical understanding of food webs to conservation. One major obstacle is the lack of trophic interaction data across most locations and taxa (Poisot <text:span text:style-name="T3">et al.</text:span> 2021), which presents fundamental technical and practical challenges in food web ecology. In fact, the “lack of <text:soft-page-break/>knowledge about interactions among species or among groups of species” remains one of the major biodiversity data shortfalls (Hortal <text:span text:style-name="T3">et al.</text:span> 2015). Sampling interactions is inherently difficult; observing an interaction requires simultaneously detecting individuals of two species while they are interacting. It is virtually impossible to sample all interactions even for a simple community and large sampling effort (Chacoff <text:span text:style-name="T3">et al.</text:span> 2012; Jordano 2016; Pringle &amp; Hutchinson 2020). Additionally, there are spatial biases in available food web datasets, with a disproportionate focus on the United States and Europe (Cameron <text:span text:style-name="T3">et al.</text:span> 2019; Poisot <text:span text:style-name="T3">et al.</text:span> 2021). These biases collectively limit the scale of food web research and pose significant hurdles to the necessary shift in focus from species to interaction networks in conservation efforts (Harvey <text:span text:style-name="T3">et al.</text:span> 2017).</text:p>
      <text:p text:style-name="P8"/>
      <text:p text:style-name="P8">To address these gaps, models have been developed to predict trophic interactions based on food web theory (Strydom <text:span text:style-name="T3">et al.</text:span> 2021). Both neutral and niche processes determine which two species will interact (Morales-Castilla <text:span text:style-name="T3">et al.</text:span> 2015). Neutral models of species interactions predict that feasible interactions are only dependent on species presences and abundances (Canard <text:span text:style-name="T3">et al.</text:span> 2012). The interactions that do not occur under this constraint are termed neutrally forbidden interactions (Morales-Castilla <text:span text:style-name="T3">et al.</text:span> 2015). Although neutral models can predict a significant amount of variation in interaction strengths (Canard <text:span text:style-name="T3">et al.</text:span> 2014), recent research has highlighted that co-occurrences do not always imply interaction (Blanchet <text:span text:style-name="T3">et al.</text:span> 2020; Thurman <text:span text:style-name="T3">et al.</text:span> 2019). In contrast to the neutral model, niche-based models predict that interactions between two species depend on their respective traits (Rossberg <text:span text:style-name="T3">et al.</text:span> 2010). Non-interactions driven by niche-based processes are termed functionally forbidden interactions (Morales-Castilla <text:span text:style-name="T3">et al.</text:span> 2015), and can be predicted by trait-based models of interactions (Bartomeus <text:span text:style-name="T3">et al.</text:span> 2016). Phylogenetic relationships also provide valuable information, serving as proxies for trait relationships, and because interactions and species' roles (i.e. species' positions in the food web) tend to be evolutionarily conserved (Gómez <text:span text:style-name="T3">et al.</text:span> 2010; Stouffer <text:span text:style-name="T3">et al.</text:span> 2012). </text:p>
      <text:p text:style-name="P8"/>
      <text:p text:style-name="P8">At the network level, factors beyond those acting at the interaction level (neutral and niche processes) also constrain food webs. Firstly, local interactions are drawn from the pool of interactions at the regional scale, thus local food webs are constrained by the regional web of interactions, often referred to as the regional metaweb. Recently, Saravia et al. (2022) showed that properties of food webs emerge from the metaweb, suggesting that the regional food web structure is primarily constrains local food web structure. Secondly, there are evidence that the <text:soft-page-break/>environment influences the local realization of food webs. For example, primary productivity should determine the number of trophic levels and number of species at each trophic level an ecosystem can sustain (Thompson &amp; Townsend 2005). Additionally, area have also been showed to influence the shape of the food webs (Galiana <text:span text:style-name="T3">et al.</text:span> 2018). Spatial (e.g., habitat diversity) and temporal (e.g., seasonality) factors are also believed to shape modules within network (McMeans <text:span text:style-name="T3">et al.</text:span> 2015; Rooney <text:span text:style-name="T3">et al.</text:span> 2008). For example, species occurring in the same habitat type or season will form highly connected module relative to species not present at the same time or space. Finally, there are dynamic constraints on the local realization of food webs (Grilli <text:span text:style-name="T3">et al.</text:span> 2017). Theory predicts that for a food web to be persist, it needs to lead to a feasible and stable equilibrium. In short, food webs are a product of neutral and niche constraints acting at the level of interactions, as well as neutral, environmental, and dynamic constraints at the network level.</text:p>
      <text:p text:style-name="P8"/>
      <text:list xml:id="list150259976250516" text:continue-numbering="true" text:style-name="WWNum1">
        <text:list-item>
          <text:list>
            <text:list-item>
              <text:h text:style-name="P3" text:outline-level="2">Bird niche and threats across seasons</text:h>
            </text:list-item>
          </text:list>
        </text:list-item>
      </text:list>
      <text:p text:style-name="P8"><office:annotation office:name="__Annotation__486_3414700944" loext:resolved="false"><dc:creator>Laura Pollock, Dr.</dc:creator><dc:date>2024-05-08T12:46:00</dc:date><loext:sender-initials>LP</loext:sender-initials><text:p><text:span text:style-name="T8">Big jump, need to justify why this follows in terms of what we still don’t understand about the niche</text:span></text:p><text:p/></office:annotation>Migratory species are <office:annotation-end office:name="__Annotation__486_3414700944"/>facing significant declines worldwide (Bairlein 2016; Studds <text:span text:style-name="T3">et al.</text:span> 2017; Wilcove &amp; Wikelski 2008). For example, Rosenberg et al. (2019) estimated a 29% decrease in North American bird abundance between 1970 and 2019. To mitigate this decline, we need a comprehensive understanding of bird ecology and stressors over their full annual cycle and protect their entire migratory network (Marra <text:span text:style-name="T3">et al.</text:span> 2015; Xu <text:span text:style-name="T3">et al.</text:span> 2020). Stressors impacting individuals in one season can carry-over to affect the survival and reproductive success at other seasons (Norris <text:span text:style-name="T3">et al.</text:span> 2004; Reudink <text:span text:style-name="T3">et al.</text:span> 2009). Despite the importance of a year-around understanding, most studies historically focused on a single season, usually the growing season (Marra <text:span text:style-name="T3">et al.</text:span> 2015). For effective conservation efforts, it is imperative to gain a deeper understanding of bird distribution, threats, environmental responses, and interactions throughout the entire year.</text:p>
      <text:p text:style-name="P8"/>
      <text:p text:style-name="P8">Migration is though to have evolved in response to seasonality, allowing species to maintain fidelity to favorable breeding grounds while escaping harsh conditions (Winger <text:span text:style-name="T3">et al.</text:span> 2019). Unlike other adaptation to seasonality such as hibernation or freeze tolerance, migration allows species to maintain consistent thermal conditions throughout the year but comes with movement costs (Gómez <text:span text:style-name="T3">et al.</text:span> 2016; Nakazawa <text:span text:style-name="T3">et al.</text:span> 2004). Indeed, Somveille et al. (2015, 2019) showed that breeding and wintering destinations of migratory birds are optimized to <text:span text:style-name="T6">avoid unfavorable climatic conditions</text:span>, competition, and minimize travel distance. Therefore, evidence suggests there is a fundamental trade-off between the movement within geographic and<text:span text:style-name="T6"> </text:span>climatic niche <text:soft-page-break/>spaces (Gómez et al., 2016; Nakazawa et al., 2004), but it is poorly understood how the differences between species alter the balance of this trade-off. </text:p>
      <text:p text:style-name="P6"/>
      <text:p text:style-name="P8">Species' strategies for minimizing movement within their climatic niche space versus enduring variation in climatic conditions are influenced by geographic, morphological, life history, predatory, and feeding habits (Cohen &amp; Jetz 2022; McKinnon <text:span text:style-name="T3">et al.</text:span> 2010; Zurell <text:span text:style-name="T3">et al.</text:span> 2018). For example, larger species should be more likely to minimize travel distance has they usually need more energy to migrate (Watanabe 2016) and can tolerate colder temperatures (Blackburn <text:span text:style-name="T3">et al.</text:span> 1999). Similarly, species with a flexible diet, like the Northern cardinal (<text:span text:style-name="T4">Cardinalis cardinalis)</text:span>, which switches from feeding on insects and berries in summer to a mainly granivorous diet in winter (Gill 2007), are less likely to migrate to track resources. <text:span text:style-name="T7">While these examples illustrate how certain traits explain why some birds favour movement within climatic space over movement in geographic space, we are still lacking evidence for the influence of other traits. </text:span></text:p>
      <text:p text:style-name="P7"/>
      <text:p text:style-name="Text_20_body">Understanding how traits influence how species' balance the trade-off between geographic and within-niche movements can provide a more mechanistic insight into the significant seasonal shifts in diversity highlighted in recent literature. For example, Ng et al. (2022) o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2022) noted that bird richness peaked on islands in the northern mid-latitudes during migration, shifting to tropical latitudes in winter. Additionally, the functional composition of bird assemblages varies seasonally, as demonstrated by Jarzyna &amp; Stagge (2023),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p>
      <text:p text:style-name="P8"/>
      <text:p text:style-name="Text_20_body">As migratory birds change their ranges between seasons, so are the level of protection and the threats they experience. Runge et al. (2015) showed that globally, only 9% of 1451 migratory birds are adequately covered by protected areas across all stages of their annual cycle, compared with 45% for nonmigratory birds. Most Important Bird and Biodiversity Areas, which serve as the basis for bird site-based protection worldwide, are identified in the bird’s breeding <text:soft-page-break/>distributions. Therefore, it is not surprising that protection of migrating routes are often incompletely protected. Yet, the importance of adequate protection of the entire migratory network has been demonstrated and proposed as key in slowing down the decline of migratory species (Marra <text:span text:style-name="T3">et al.</text:span> 2015; Runge <text:span text:style-name="T3">et al.</text:span> 2015; Wilcove &amp; Wikelski 2008; Xu <text:span text:style-name="T3">et al.</text:span> 2020; Zhang <text:span text:style-name="T3">et al.</text:span> 2023). Birds also experience different level of stress throughout their annual cycle. For example, La Sorte <text:span text:style-name="T3">et al.</text:span> (2022) recently showed that exposure to air pollution differ between seasons for world’s nocturnally migrating birds, and that this exposure will also change differently among seasons in the future. For effective conservation efforts, it is imperative to gain a deeper understanding of the level of protection and threats among bird species and how they are associated with the observed trends in abundances.</text:p>
      <text:h text:style-name="P5" text:outline-level="2"/>
      <text:h text:style-name="P5" text:outline-level="2">Paragraph on main aims of thesis, overarching hypotheses and hypotheses for each chapter and how that links to what is introduced about (the main points about ‘why’ should be much more clear in the introduction and structured this way </text:h>
      <text:list xml:id="list150259589055171" text:continue-numbering="true" text:style-name="WWNum1">
        <text:list-item>
          <text:list>
            <text:list-item>
              <text:h text:style-name="P4" text:outline-level="2">Litterature cited</text:h>
            </text:list-item>
          </text:list>
        </text:list-item>
      </text:list>
      <text:section text:style-name="Sect1" text:name="TextSection">
        <text:p text:style-name="Bibliography_20_1">Allesina, S., Grilli, J., Barabás, G., Tang, S., Aljadeff, J. &amp; Maritan, A. (2015). Predicting the stability of large structured food webs. <text:span text:style-name="T3">Nat Commun</text:span>, 6, 7842.</text:p>
        <text:p text:style-name="Bibliography_20_1">Allesina, S. &amp; Tang, S. (2015). The stability–complexity relationship at age 40: a random matrix perspective. <text:span text:style-name="T3">Population Ecology</text:span>, 57, 63–75.</text:p>
        <text:p text:style-name="Bibliography_20_1">Araújo, M.B. &amp; Guisan, A. (2006). Five (or so) challenges for species distribution modelling. <text:span text:style-name="T3">J Biogeography</text:span>, 33, 1677–1688.</text:p>
        <text:p text:style-name="Bibliography_20_1">Araújo, M.B. &amp; Rozenfeld, A. (2014). The geographic scaling of biotic interactions. <text:span text:style-name="T3">Ecography</text:span>, 37, 406–415.</text:p>
        <text:p text:style-name="Bibliography_20_1">Bairlein, F. (2016). Migratory birds under threat. <text:span text:style-name="T3">Science</text:span>, 354, 547–548.</text:p>
        <text:p text:style-name="Bibliography_20_1">Baiser, B., Gotelli, N.J., Buckley, H.L., Miller, T.E. &amp; Ellison, A.M. (2012). Geographic variation in network structure of a nearctic aquatic food web: Network structure in an aquatic food web. <text:span text:style-name="T3">Global Ecology and Biogeography</text:span>, 21, 579–591.</text:p>
        <text:p text:style-name="Bibliography_20_1">Baiser, B., Gravel, D., Cirtwill, A.R., Dunne, J.A., Fahimipour, A.K., Gilarranz, L.J., <text:span text:style-name="T3">et al.</text:span> (2019). Ecogeographical rules and the macroecology of food webs. <text:span text:style-name="T3">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3">Functional Ecology</text:span>, 30, 1894–1903.</text:p>
        <text:p text:style-name="Bibliography_20_1">Bell, G. &amp; Schluter, A.E.D. (2000). The Distribution of Abundance in Neutral Communities. <text:span text:style-name="T3">The American Naturalist</text:span>, 155, 606–617.</text:p>
        <text:p text:style-name="Bibliography_20_1">Belmaker, J., Zarnetske, P., Tuanmu, M.-N., Zonneveld, S., Record, S., Strecker, A., <text:span text:style-name="T3">et al.</text:span> (2015). Empirical evidence for the scale dependence of biotic interactions. <text:span text:style-name="T3">Global Ecology and Biogeography</text:span>, 24, 750–761.</text:p>
        <text:p text:style-name="Bibliography_20_1">Bergmann, C. (1848). <text:span text:style-name="T3">Über die Verhältnisse der Wärmeökonomie der Thiere zu ihrer Grösse</text:span>. Vandenhoeck und Ruprecht.</text:p>
        <text:p text:style-name="Bibliography_20_1">Blackburn, T.M., Gaston, K.J. &amp; Loder, N. (1999). Geographic gradients in body size: a clarification of Bergmann’s rule. <text:span text:style-name="T3">Diversity and Distributions</text:span>, 5, 165–174.</text:p>
        <text:p text:style-name="Bibliography_20_1">Blanchet, F.G., Cazelles, K. &amp; Gravel, D. (2020). Co-occurrence is not evidence of ecological interactions. <text:span text:style-name="T3">Ecology Letters</text:span>, 23, 1050–1063.</text:p>
        <text:p text:style-name="Bibliography_20_1">Booth, T.H., Nix, H.A., Hutchinson, M.F. &amp; Jovanic, T. (1988). Niche analysis and tree species introduction. <text:span text:style-name="T3">Forest Ecology and Management</text:span>, 23, 47–59.</text:p>
        <text:p text:style-name="Bibliography_20_1">Brousseau, P.-M., Gravel, D. &amp; Handa, I.T. (2018). Trait matching and phylogeny as predictors of predator–prey interactions involving ground beetles. <text:span text:style-name="T3">Functional Ecology</text:span>, 32, 192–202.</text:p>
        <text:p text:style-name="Bibliography_20_1">Cameron, E.K., Sundqvist, M.K., Keith, S.A., CaraDonna, P.J., Mousing, E.A., Nilsson, K.A., <text:span text:style-name="T3">et al.</text:span> (2019). Uneven global distribution of food web studies under climate change. <text:span text:style-name="T3">Ecosphere</text:span>, 10, e02645.</text:p>
        <text:p text:style-name="Bibliography_20_1">Canard, E., Mouquet, N., Marescot, L., Gaston, K.J., Gravel, D. &amp; Mouillot, D. (2012). Emergence of Structural Patterns in Neutral Trophic Networks. <text:span text:style-name="T3">PLOS ONE</text:span>, 7, e38295.</text:p>
        <text:p text:style-name="Bibliography_20_1">Canard, E.F., Mouquet, N., Mouillot, D., Stanko, M., Miklisova, D. &amp; Gravel, D. (2014). Empirical Evaluation of Neutral Interactions in Host-Parasite Networks. <text:span text:style-name="T3">The American Naturalist</text:span>, 183, 468–479.</text:p>
        <text:p text:style-name="Bibliography_20_1">Chacoff, N.P., Vázquez, D.P., Lomáscolo, S.B., Stevani, E.L., Dorado, J. &amp; Padrón, B. (2012). Evaluating sampling completeness in a desert plant–pollinator network. <text:span text:style-name="T3">Journal of Animal Ecology</text:span>, 81, 190–200.</text:p>
        <text:p text:style-name="Bibliography_20_1">Chase, J.M. &amp; Leibold, M.A. (2003). <text:span text:style-name="T3">Ecological Niches: Linking Classical and Contemporary Approaches</text:span>. University of Chicago Press.</text:p>
        <text:p text:style-name="Bibliography_20_1"><text:soft-page-break/>Chesson, P. (2000). Mechanisms of Maintenance of Species Diversity. <text:span text:style-name="T3">Annual Review of Ecology and Systematics</text:span>, 31, 343–366.</text:p>
        <text:p text:style-name="Bibliography_20_1">Cirtwill, A.R., Dalla Riva, G.V., Gaiarsa, M.P., Bimler, M.D., Cagua, E.F., Coux, C., <text:span text:style-name="T3">et al.</text:span> (2018). A review of species role concepts in food webs. <text:span text:style-name="T3">Food Webs</text:span>, 16, e00093.</text:p>
        <text:p text:style-name="Bibliography_20_1">Cohen, J. &amp; Jetz, W. (2022). <text:span text:style-name="T3">Diverse strategies for tracking seasonal environmental niches at hemispheric scale</text:span> (preprint). Ecology.</text:p>
        <text:p text:style-name="Bibliography_20_1">Delmas, E., Besson, M., Brice, M.-H., Burkle, L.A., Riva, G.V.D., Fortin, M.-J., <text:span text:style-name="T3">et al.</text:span> (2019). Analysing ecological networks of species interactions. <text:span text:style-name="T3">Biological Reviews</text:span>, 94, 16–36.</text:p>
        <text:p text:style-name="Bibliography_20_1">Eklöf, A. &amp; Ebenman, B. (2006). Species loss and secondary extinctions in simple and complex model communities. <text:span text:style-name="T3">Journal of Animal Ecology</text:span>, 75, 239–246.</text:p>
        <text:p text:style-name="Bibliography_20_1">Elith, J. &amp; Leathwick, J.R. (2009). Species Distribution Models: Ecological Explanation and Prediction Across Space and Time. <text:span text:style-name="T3">Annual Review of Ecology, Evolution, and Systematics</text:span>, 40, 677–697.</text:p>
        <text:p text:style-name="Bibliography_20_1">Elton, C.S. (1927). <text:span text:style-name="T3">Animal ecology</text:span>. Macmillan Co., New York.</text:p>
        <text:p text:style-name="Bibliography_20_1">Engler, R. &amp; Guisan, A. (2009). MigClim: Predicting plant distribution and dispersal in a changing climate. <text:span text:style-name="T3">Diversity and Distributions</text:span>, 15, 590–601.</text:p>
        <text:p text:style-name="Bibliography_20_1">Funk, J.L., Larson, J.E., Ames, G.M., Butterfield, B.J., Cavender-Bares, J., Firn, J., <text:span text:style-name="T3">et al.</text:span> (2017). Revisiting the Holy Grail: using plant functional traits to understand ecological processes. <text:span text:style-name="T3">Biological Reviews</text:span>, 92, 1156–1173.</text:p>
        <text:p text:style-name="Bibliography_20_1">Galiana, N., Barros, C., Braga, J., Ficetola, G.F., Maiorano, L., Thuiller, W., <text:span text:style-name="T3">et al.</text:span> (2021). The spatial scaling of food web structure across European biogeographical regions. <text:span text:style-name="T3">Ecography</text:span>, 44, 653–664.</text:p>
        <text:p text:style-name="Bibliography_20_1">Galiana, N., Lurgi, M., Claramunt-López, B., Fortin, M.-J., Leroux, S., Cazelles, K., <text:span text:style-name="T3">et al.</text:span> (2018). The spatial scaling of species interaction networks. <text:span text:style-name="T3">Nat Ecol Evol</text:span>, 2, 782–790.</text:p>
        <text:p text:style-name="Bibliography_20_1">Gause, G.F. (1934). Experimental Analysis of Vito Volterra’s Mathematical Theory of the Struggle for Existence. <text:span text:style-name="T3">Science</text:span>, 79, 16–17.</text:p>
        <text:p text:style-name="Bibliography_20_1">Gill, F.B. (2007). <text:span text:style-name="T3">Ornithology</text:span>. 3rd ed. W.H. Freeman, New York.</text:p>
        <text:p text:style-name="Bibliography_20_1">Godsoe, W., Jankowski, J., Holt, R.D. &amp; Gravel, D. (2017). Integrating Biogeography with Contemporary Niche Theory. <text:span text:style-name="T3">Trends in Ecology &amp; Evolution</text:span>, 32, 488–499.</text:p>
        <text:p text:style-name="Bibliography_20_1">Gómez, C., Tenorio, E.A., Montoya, P. &amp; Cadena, C.D. (2016). Niche-tracking migrants and niche-switching residents: evolution of climatic niches in New World warblers (Parulidae). <text:span text:style-name="T3">Proceedings of the Royal Society B: Biological Sciences</text:span>, 283, 20152458.</text:p>
        <text:p text:style-name="Bibliography_20_1">Gómez, J.M., Verdú, M. &amp; Perfectti, F. (2010). Ecological interactions are evolutionarily conserved across the entire tree of life. <text:span text:style-name="T3">Nature</text:span>, 465, 918–921.</text:p>
        <text:p text:style-name="Bibliography_20_1">Gounand, I., Harvey, E., Little, C.J. &amp; Altermatt, F. (2018). Meta-Ecosystems 2.0: Rooting the Theory into the Field. <text:span text:style-name="T3">Trends in Ecology &amp; Evolution</text:span>, 33, 36–46.</text:p>
        <text:p text:style-name="Bibliography_20_1">Gravel, D., Baiser, B., Dunne, J.A., Kopelke, J.-P., Martinez, N.D., Nyman, T., <text:span text:style-name="T3">et al.</text:span> (2019). Bringing Elton and Grinnell together: a quantitative framework to represent the biogeography of ecological interaction networks. <text:span text:style-name="T3">Ecography</text:span>, 42, 401–415.</text:p>
        <text:p text:style-name="Bibliography_20_1">Gravel, D., Canham, C.D., Beaudet, M. &amp; Messier, C. (2006). Reconciling niche and neutrality: the continuum hypothesis. <text:span text:style-name="T3">Ecology Letters</text:span>, 9, 399–409.</text:p>
        <text:p text:style-name="Bibliography_20_1">Gravel, D., Massol, F., Canard, E., Mouillot, D. &amp; Mouquet, N. (2011). Trophic theory of island biogeography. <text:span text:style-name="T3">Ecology Letters</text:span>, 14, 1010–1016.</text:p>
        <text:p text:style-name="Bibliography_20_1">Gravel, D., Poisot, T., Albouy, C., Velez, L. &amp; Mouillot, D. (2013). Inferring food web structure from predator-prey body size relationships. <text:span text:style-name="T3">Methods Ecol Evol</text:span>, 4, 1083–1090.</text:p>
        <text:p text:style-name="Bibliography_20_1">Griffin-Nolan, R.J., Bushey, J.A., Carroll, C.J.W., Challis, A., Chieppa, J., Garbowski, M., <text:span text:style-name="T3">et al.</text:span> (2018). Trait selection and community weighting are key to understanding ecosystem responses to changing precipitation regimes. <text:span text:style-name="T3">Functional Ecology</text:span>, 32, 1746–1756.</text:p>
        <text:p text:style-name="Bibliography_20_1"><text:soft-page-break/>Grilli, J., Adorisio, M., Suweis, S., Barabás, G., Banavar, J.R., Allesina, S., <text:span text:style-name="T3">et al.</text:span> (2017). Feasibility and coexistence of large ecological communities. <text:span text:style-name="T3">Nat Commun</text:span>, 8, 14389.</text:p>
        <text:p text:style-name="Bibliography_20_1">Grinnell, J. (1917). The Niche-Relationships of the California Thrasher. <text:span text:style-name="T3">The Auk</text:span>, 34, 427–433.</text:p>
        <text:p text:style-name="Bibliography_20_1">Guisan, A., Tingley, R., Baumgartner, J.B., Naujokaitis-Lewis, I., Sutcliffe, P.R., Tulloch, A.I.T., <text:span text:style-name="T3">et al.</text:span> (2013). Predicting species distributions for conservation decisions. <text:span text:style-name="T3">Ecology Letters</text:span>, 16, 1424–1435.</text:p>
        <text:p text:style-name="Bibliography_20_1">Guisan, A. &amp; Zimmermann, N.E. (2000). Predictive habitat distribution models in ecology. <text:span text:style-name="T3">Ecological Modelling</text:span>, 135, 147–186.</text:p>
        <text:p text:style-name="Bibliography_20_1">Harvey, E., Gounand, I., Ward, C.L. &amp; Altermatt, F. (2017). Bridging ecology and conservation: from ecological networks to ecosystem function. <text:span text:style-name="T3">Journal of Applied Ecology</text:span>, 54, 371–379.</text:p>
        <text:p text:style-name="Bibliography_20_1">Hillebrand, H. (2004). On the Generality of the Latitudinal Diversity Gradient. <text:span text:style-name="T3">The American Naturalist</text:span>, 163, 192–211.</text:p>
        <text:p text:style-name="Bibliography_20_1">Holt, B.G., Lessard, J.-P., Borregaard, M.K., Fritz, S.A., Araújo, M.B., Dimitrov, D., <text:span text:style-name="T3">et al.</text:span> (2013). An Update of Wallace’s Zoogeographic Regions of the World. <text:span text:style-name="T3">Science</text:span>, 339, 74–78.</text:p>
        <text:p text:style-name="Bibliography_20_1">Holt, R.D. (2009). Bringing the Hutchinsonian niche into the 21st century: Ecological and evolutionary perspectives. <text:span text:style-name="T3">PNAS</text:span>, 106, 19659–19665.</text:p>
        <text:p text:style-name="Bibliography_20_1">Hortal, J., de Bello, F., Diniz-Filho, J.A.F., Lewinsohn, T.M., Lobo, J.M. &amp; Ladle, R.J. (2015). Seven Shortfalls that Beset Large-Scale Knowledge of Biodiversity. <text:span text:style-name="T3">Annu. Rev. Ecol. Evol. Syst.</text:span>, 46, 523–549.</text:p>
        <text:p text:style-name="Bibliography_20_1">Hubbell, S.P. (2001). <text:span text:style-name="T3">The unified neutral theory of biodiversity and biogeography</text:span>. Monographs in population biology. Princeton University Press, Princeton.</text:p>
        <text:p text:style-name="Bibliography_20_1">Humboldt, A. von, Bonpland, A., Jackson, S.T. &amp; Romanowski, S. (2008). <text:span text:style-name="T3">Essay on the geography of plants</text:span>. University of Chicago Press, Chicago.</text:p>
        <text:p text:style-name="Bibliography_20_1">Hutchinson, G.E. (1957). Concluding Remarks. <text:span text:style-name="T3">Cold Spring Harbor Symposia on Quantitative Biology</text:span>, 22, 415–427.</text:p>
        <text:p text:style-name="Bibliography_20_1">Jarzyna, M.A. &amp; Stagge, J.H. (2023). Decoupled spatiotemporal patterns of avian taxonomic and functional diversity. <text:span text:style-name="T3">Current Biology</text:span>, 33, 1153-1161.e4.</text:p>
        <text:p text:style-name="Bibliography_20_1">Jordano, P. (2016). Sampling networks of ecological interactions. <text:span text:style-name="T3">Functional Ecology</text:span>, 30, 1883–1893.</text:p>
        <text:p text:style-name="Bibliography_20_1">Kearney, M., Simpson, S.J., Raubenheimer, D. &amp; Helmuth, B. (2010). Modelling the ecological niche from functional traits. <text:span text:style-name="T3">Philosophical Transactions of the Royal Society B: Biological Sciences</text:span>, 365, 3469–3483.</text:p>
        <text:p text:style-name="Bibliography_20_1">La Sorte, F.A., Horton, K.G., Johnston, A., Fink, D. &amp; Auer, T. (2022). Seasonal associations with light pollution trends for nocturnally migrating bird populations. <text:span text:style-name="T3">Ecosphere</text:span>, 13.</text:p>
        <text:p text:style-name="Bibliography_20_1">Laigle, I., Aubin, I., Digel, C., Brose, U., Boulangeat, I. &amp; Gravel, D. (2018). Species traits as drivers of food web structure. <text:span text:style-name="T3">Oikos</text:span>, 127, 316–326.</text:p>
        <text:p text:style-name="Bibliography_20_1">Lamanna, C., Blonder, B., Violle, C., Kraft, N.J.B., Sandel, B., Šímová, I., <text:span text:style-name="T3">et al.</text:span> (2014). Functional trait space and the latitudinal diversity gradient. <text:span text:style-name="T3">Proceedings of the National Academy of Sciences</text:span>, 111, 13745–13750.</text:p>
        <text:p text:style-name="Bibliography_20_1">Letten, A.D., Ke, P.-J. &amp; Fukami, T. (2017). Linking modern coexistence theory and contemporary niche theory. <text:span text:style-name="T3">Ecological Monographs</text:span>, 87, 161–177.</text:p>
        <text:p text:style-name="Bibliography_20_1">Lindeman, R.L. (1942). The Trophic-Dynamic Aspect of Ecology. <text:span text:style-name="T3">Ecology</text:span>, 23, 399–417.</text:p>
        <text:p text:style-name="Bibliography_20_1">Lundgren, E.J., Bergman, J., Trepel, J., le Roux, E., Monsarrat, S., Kristensen, J.A., <text:span text:style-name="T3">et al.</text:span> (2024). Functional traits—not nativeness—shape the effects of large mammalian herbivores on plant communities. <text:span text:style-name="T3">Science</text:span>, 383, 531–537.</text:p>
        <text:p text:style-name="Bibliography_20_1"><text:soft-page-break/>MacArthur, R.H. &amp; Wilson, E.O. (2001). <text:span text:style-name="T3">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3">Biology Letters</text:span>, 11, 20150552.</text:p>
        <text:p text:style-name="Bibliography_20_1">May, R.M. (1972). Will a Large Complex System be Stable? <text:span text:style-name="T3">Nature</text:span>, 238, 413–414.</text:p>
        <text:p text:style-name="Bibliography_20_1">Mayr, E. (1956). Geographical character gradients and climatic adaptation. <text:span text:style-name="T3">Evolution</text:span>, 10, 105–108.</text:p>
        <text:p text:style-name="Bibliography_20_1">McDonald-Madden, E., Sabbadin, R., Game, E.T., Baxter, P.W.J., Chadès, I. &amp; Possingham, H.P. (2016). Using food-web theory to conserve ecosystems. <text:span text:style-name="T3">Nat Commun</text:span>, 7, 1–8.</text:p>
        <text:p text:style-name="Bibliography_20_1">McGill, B.J., Enquist, B.J., Weiher, E. &amp; Westoby, M. (2006). Rebuilding community ecology from functional traits. <text:span text:style-name="T3">Trends in Ecology &amp; Evolution</text:span>, 21, 178–185.</text:p>
        <text:p text:style-name="Bibliography_20_1">McInerny, G.J. &amp; Etienne, R.S. (2012). Ditch the niche – is the niche a useful concept in ecology or species distribution modelling? <text:span text:style-name="T3">Journal of Biogeography</text:span>, 39, 2096–2102.</text:p>
        <text:p text:style-name="Bibliography_20_1">McKinnon, L., Smith, P.A., Nol, E., Martin, J.L., Doyle, F.I., Abraham, K.F., <text:span text:style-name="T3">et al.</text:span> (2010). Lower Predation Risk for Migratory Birds at High Latitudes. <text:span text:style-name="T3">Science</text:span>, 327, 326–327.</text:p>
        <text:p text:style-name="Bibliography_20_1">McMeans, B.C., McCann, K.S., Humphries, M., Rooney, N. &amp; Fisk, A.T. (2015). Food Web Structure in Temporally-Forced Ecosystems. <text:span text:style-name="T3">Trends in Ecology &amp; Evolution</text:span>, 30, 662–672.</text:p>
        <text:p text:style-name="Bibliography_20_1">Mittelbach, G.G., Schemske, D.W., Cornell, H.V., Allen, A.P., Brown, J.M., Bush, M.B., <text:span text:style-name="T3">et al.</text:span> (2007). Evolution and the latitudinal diversity gradient: speciation, extinction and biogeography. <text:span text:style-name="T3">Ecology Letters</text:span>, 10, 315–331.</text:p>
        <text:p text:style-name="Bibliography_20_1">Morales-Castilla, I., Matias, M.G., Gravel, D. &amp; Araújo, M.B. (2015). Inferring biotic interactions from proxies. <text:span text:style-name="T3">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3">Auk</text:span>, 121, 610.</text:p>
        <text:p text:style-name="Bibliography_20_1">Ng, W.H., Fink, D., La Sorte, F.A., Auer, T., Hochachka, W.M., Johnston, A., <text:span text:style-name="T3">et al.</text:span> (2022). Continental‐scale biomass redistribution by migratory birds in response to seasonal variation in productivity. <text:span text:style-name="T3">Global Ecol Biogeogr</text:span>, 31, 727–739.</text:p>
        <text:p text:style-name="Bibliography_20_1">Norris, D.R., Marra, P.P., Kyser, T.K., Sherry, T.W. &amp; Ratcliffe, L.M. (2004). Tropical winter habitat limits reproductive success on the temperate breeding grounds in a migratory bird. <text:span text:style-name="T3">Proceedings of the Royal Society of London. Series B: Biological Sciences</text:span>, 271, 59–64.</text:p>
        <text:p text:style-name="Bibliography_20_1">O’Connor, L.M.J., Pollock, L.J., Braga, J., Ficetola, G.F., Maiorano, L., Martinez-Almoyna, C., <text:span text:style-name="T3">et al.</text:span> (2020). Unveiling the food webs of tetrapods across Europe through the prism of the Eltonian niche. <text:span text:style-name="T3">Journal of Biogeography</text:span>, 47, 181–192.</text:p>
        <text:p text:style-name="Bibliography_20_1">Pacifici, M., Visconti, P., Butchart, S.H.M., Watson, J.E.M., Cassola, F.M. &amp; Rondinini, C. (2017). Species’ traits influenced their response to recent climate change. <text:span text:style-name="T3">Nature Clim Change</text:span>, 7, 205–208.</text:p>
        <text:p text:style-name="Bibliography_20_1">Pearson, R.G. &amp; Dawson, T.P. (2003). Predicting the impacts of climate change on the distribution of species: are bioclimate envelope models useful? <text:span text:style-name="T3">Global Ecology and Biogeography</text:span>, 12, 361–371.</text:p>
        <text:p text:style-name="Bibliography_20_1">Pellissier, L., Albouy, C., Bascompte, J., Farwig, N., Graham, C., Loreau, M., <text:span text:style-name="T3">et al.</text:span> (2018). Comparing species interaction networks along environmental gradients. <text:span text:style-name="T3">Biological Reviews</text:span>, 93, 785–800.</text:p>
        <text:p text:style-name="Bibliography_20_1">Pianka, E.R. (1966). Latitudinal Gradients in Species Diversity: A Review of Concepts. <text:span text:style-name="T3">The American Naturalist</text:span>, 100, 33–46.</text:p>
        <text:p text:style-name="Bibliography_20_1"><text:soft-page-break/>Pichler, M., Boreux, V., Klein, A.-M., Schleuning, M. &amp; Hartig, F. (2020). Machine learning algorithms to infer trait-matching and predict species interactions in ecological networks. <text:span text:style-name="T3">Methods in Ecology and Evolution</text:span>, 11, 281–293.</text:p>
        <text:p text:style-name="Bibliography_20_1">Pimm, S.L., Lawton, J.H. &amp; Cohen, J.E. (1991). Food web patterns and their consequences. <text:span text:style-name="T3">Nature</text:span>, 350, 669–674.</text:p>
        <text:p text:style-name="Bibliography_20_1">Poisot, T., Bergeron, G., Cazelles, K., Dallas, T., Gravel, D., MacDonald, A., <text:span text:style-name="T3">et al.</text:span> (2021). Global knowledge gaps in species interaction networks data. <text:span text:style-name="T3">J Biogeogr</text:span>, jbi.14127.</text:p>
        <text:p text:style-name="Bibliography_20_1">Poisot, T., Mouquet, N. &amp; Gravel, D. (2013). Trophic complementarity drives the biodiversity–ecosystem functioning relationship in food webs. <text:span text:style-name="T3">Ecology Letters</text:span>, 16, 853–861.</text:p>
        <text:p text:style-name="Bibliography_20_1">Poisot, T., Stouffer, D.B. &amp; Gravel, D. (2015). Beyond species: why ecological interaction networks vary through space and time. <text:span text:style-name="T3">Oikos</text:span>, 124, 243–251.</text:p>
        <text:p text:style-name="Bibliography_20_1">Pollock, L.J., Morris, W.K. &amp; Vesk, P.A. (2012). The role of functional traits in species distributions revealed through a hierarchical model. <text:span text:style-name="T3">Ecography</text:span>, 35, 716–725.</text:p>
        <text:p text:style-name="Bibliography_20_1">Pollock, L.J., O’Connor, L.M.J., Mokany, K., Rosauer, D.F., Talluto, M.V. &amp; Thuiller, W. (2020). Protecting Biodiversity (in All Its Complexity): New Models and Methods. <text:span text:style-name="T3">Trends in Ecology &amp; Evolution</text:span>, 35, 1119–1128.</text:p>
        <text:p text:style-name="Bibliography_20_1">Pollock, L.J., Tingley, R., Morris, W.K., Golding, N., O’Hara, R.B., Parris, K.M., <text:span text:style-name="T3">et al.</text:span> (2014). Understanding co-occurrence by modelling species simultaneously with a Joint Species Distribution Model (JSDM). <text:span text:style-name="T3">Methods in Ecology and Evolution</text:span>, 5, 397–406.</text:p>
        <text:p text:style-name="Bibliography_20_1">Pomeranz, J.P.F., Thompson, R.M., Poisot, T. &amp; Harding, J.S. (2019). Inferring predator–prey interactions in food webs. <text:span text:style-name="T3">Methods in Ecology and Evolution</text:span>, 10, 356–367.</text:p>
        <text:p text:style-name="Bibliography_20_1">Pontarp, M., Bunnefeld, L., Cabral, J.S., Etienne, R.S., Fritz, S.A., Gillespie, R., <text:span text:style-name="T3">et al.</text:span> (2019). The Latitudinal Diversity Gradient: Novel Understanding through Mechanistic Eco-evolutionary Models. <text:span text:style-name="T3">Trends in Ecology &amp; Evolution</text:span>, 34, 211–223.</text:p>
        <text:p text:style-name="Bibliography_20_1">Preston, F.W. (1960). Time and Space and the Variation of Species. <text:span text:style-name="T3">Ecology</text:span>, 41, 612–627.</text:p>
        <text:p text:style-name="Bibliography_20_1">Pringle, R.M. &amp; Hutchinson, M.C. (2020). Resolving Food-Web Structure. <text:span text:style-name="T3">Annual Review of Ecology, Evolution and Systematics</text:span>, 51, 55–80.</text:p>
        <text:p text:style-name="Bibliography_20_1">Pulliam, H. r. (2000). On the relationship between niche and distribution. <text:span text:style-name="T3">Ecology Letters</text:span>, 3, 349–361.</text:p>
        <text:p text:style-name="Bibliography_20_1">Reich, P.B., Wright, I.J., Cavender‐Bares, J., Craine, J.M., Oleksyn, J., Westoby, M., <text:span text:style-name="T3">et al.</text:span> (2003). The Evolution of Plant Functional Variation: Traits, Spectra, and Strategies. <text:span text:style-name="T3">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3">Proceedings of the Royal Society B: Biological Sciences</text:span>, 276, 1619–1626.</text:p>
        <text:p text:style-name="Bibliography_20_1">Rooney, N., McCann, K.S. &amp; Moore, J.C. (2008). A landscape theory for food web architecture. <text:span text:style-name="T3">Ecology Letters</text:span>, 11, 867–881.</text:p>
        <text:p text:style-name="Bibliography_20_1">Rosenberg, K.V., Dokter, A.M., Blancher, P.J., Sauer, J.R., Smith, A.C., Smith, P.A., <text:span text:style-name="T3">et al.</text:span> (2019). Decline of the North American avifauna. <text:span text:style-name="T3">Science</text:span>, 366, 120–124.</text:p>
        <text:p text:style-name="Bibliography_20_1">Rossberg, A.G., Brännström, Å. &amp; Dieckmann, U. (2010). How trophic interaction strength depends on traits. <text:span text:style-name="T3">Theor Ecol</text:span>, 3, 13–24.</text:p>
        <text:p text:style-name="Bibliography_20_1">Runge, C.A., Watson, J.E.M., Butchart, S.H.M., Hanson, J.O., Possingham, H.P. &amp; Fuller, R.A. (2015). Protected areas and global conservation of migratory birds. <text:span text:style-name="T3">Science</text:span>, 350, 1255–1258.</text:p>
        <text:p text:style-name="Bibliography_20_1">Saravia, L.A., Marina, T.I., Kristensen, N.P., De Troch, M. &amp; Momo, F.R. (2022). Ecological network assembly: How the regional metaweb influences local food webs. <text:span text:style-name="T3">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3">Ecography</text:span>, 2022.</text:p>
        <text:p text:style-name="Bibliography_20_1">Soberón, J. (2007). Grinnellian and Eltonian niches and geographic distributions of species. <text:span text:style-name="T3">Ecology Letters</text:span>, 10, 1115–1123.</text:p>
        <text:p text:style-name="Bibliography_20_1">Somveille, M., Manica, A. &amp; Rodrigues, A.S.L. (2019). Where the wild birds go: explaining the differences in migratory destinations across terrestrial bird species. <text:span text:style-name="T3">Ecography</text:span>, 42, 225–236.</text:p>
        <text:p text:style-name="Bibliography_20_1">Somveille, M., Rodrigues, A.S.L. &amp; Manica, A. (2015). Why do birds migrate? A macroecological perspective. <text:span text:style-name="T3">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3">Ecology Letters</text:span>, 20, 693–707.</text:p>
        <text:p text:style-name="Bibliography_20_1">Stouffer, D.B., Sales-Pardo, M., Sirer, M.I. &amp; Bascompte, J. (2012). Evolutionary Conservation of Species’ Roles in Food Webs. <text:span text:style-name="T3">Science</text:span>, 335, 1489–1492.</text:p>
        <text:p text:style-name="Bibliography_20_1">Strydom, T., Catchen, M.D., Banville, F., Caron, D., Dansereau, G., Desjardins-Proulx, P., <text:span text:style-name="T3">et al.</text:span> (2021). A roadmap towards predicting species interaction networks (across space and time). <text:span text:style-name="T3">Philos Trans R Soc Lond B Biol Sci</text:span>, 376, 20210063.</text:p>
        <text:p text:style-name="Bibliography_20_1">Studds, C.E., Kendall, B.E., Murray, N.J., Wilson, H.B., Rogers, D.I., Clemens, R.S., <text:span text:style-name="T3">et al.</text:span> (2017). Rapid population decline in migratory shorebirds relying on Yellow Sea tidal mudflats as stopover sites. <text:span text:style-name="T3">Nat Commun</text:span>, 8, 14895.</text:p>
        <text:p text:style-name="Bibliography_20_1">Thompson, R.M., Brose, U., Dunne, J.A., Hall, R.O., Hladyz, S., Kitching, R.L., <text:span text:style-name="T3">et al.</text:span> (2012). Food webs: reconciling the structure and function of biodiversity. <text:span text:style-name="T3">Trends in Ecology &amp; Evolution</text:span>, 27, 689–697.</text:p>
        <text:p text:style-name="Bibliography_20_1">Thompson, R.M. &amp; Townsend, C.R. (2005). Energy Availability, Spatial Heterogeneity and Ecosystem Size Predict Food-Web Structure in Streams. <text:span text:style-name="T3">Oikos</text:span>, 108, 137–148.</text:p>
        <text:p text:style-name="Bibliography_20_1">Thuiller, W., Münkemüller, T., Lavergne, S., Mouillot, D., Mouquet, N., Schiffers, K., <text:span text:style-name="T3">et al.</text:span> (2013). A road map for integrating eco-evolutionary processes into biodiversity models. <text:span text:style-name="T3">Ecology Letters</text:span>, 16, 94–105.</text:p>
        <text:p text:style-name="Bibliography_20_1">Thurman, L.L., Barner, A.K., Garcia, T.S. &amp; Chestnut, T. (2019). Testing the link between species interactions and species co-occurrence in a trophic network. <text:span text:style-name="T3">Ecography</text:span>, 42, 1658–1670.</text:p>
        <text:p text:style-name="Bibliography_20_1">Urban, M.C., Bocedi, G., Hendry, A.P., Mihoub, J.-B., Peer, G., Singer, A., <text:span text:style-name="T3">et al.</text:span> (2016). Improving the forecast for biodiversity under climate change. <text:span text:style-name="T3">Science</text:span>, 353, aad8466–aad8466.</text:p>
        <text:p text:style-name="Bibliography_20_1">Vandewalle, M., de Bello, F., Berg, M.P., Bolger, T., Dolédec, S., Dubs, F., <text:span text:style-name="T3">et al.</text:span> (2010). Functional traits as indicators of biodiversity response to land use changes across ecosystems and organisms. <text:span text:style-name="T3">Biodivers Conserv</text:span>, 19, 2921–2947.</text:p>
        <text:p text:style-name="Bibliography_20_1">Vellend, M. (2010). Conceptual Synthesis in Community Ecology. <text:span text:style-name="T3">The Quarterly Review of Biology</text:span>, 85, 183–206.</text:p>
        <text:p text:style-name="Bibliography_20_1">Vesk, P.A., Morris, W.K., Neal, W.C., Mokany, K. &amp; Pollock, L.J. (2021). Transferability of trait-based species distribution models. <text:span text:style-name="T3">Ecography</text:span>, 44, 134–147.</text:p>
        <text:p text:style-name="Bibliography_20_1">Violle, C., Navas, M.-L., Vile, D., Kazakou, E., Fortunel, C., Hummel, I., <text:span text:style-name="T3">et al.</text:span> (2007). Let the concept of trait be functional! <text:span text:style-name="T3">Oikos</text:span>, 116, 882–892.</text:p>
        <text:p text:style-name="Bibliography_20_1">Volterra, V. (1928). Variations and Fluctuations of the Number of Individuals in Animal Species living together. <text:span text:style-name="T3">ICES Journal of Marine Science</text:span>, 3, 3–51.</text:p>
        <text:p text:style-name="Bibliography_20_1">Wallace, A.R. (2011). <text:span text:style-name="T3">The Geographical Distribution of Animals: With a Study of the Relations of Living and Extinct Faunas as Elucidating the Past Changes of the Earth’s Surface</text:span>. 1st edn. Cambridge University Press.</text:p>
        <text:p text:style-name="Bibliography_20_1"><text:soft-page-break/>Watanabe, Y.Y. (2016). Flight mode affects allometry of migration range in birds. <text:span text:style-name="T3">Ecology Letters</text:span>, 19, 907–914.</text:p>
        <text:p text:style-name="Bibliography_20_1">Whittaker, R.J., Willis, K.J. &amp; Field, R. (2001). Scale and species richness: towards a general, hierarchical theory of species diversity. <text:span text:style-name="T3">Journal of Biogeography</text:span>, 28, 453–470.</text:p>
        <text:p text:style-name="Bibliography_20_1">Wilcove, D.S. &amp; Wikelski, M. (2008). Going, Going, Gone: Is Animal Migration Disappearing. <text:span text:style-name="T3">PLOS Biology</text:span>, 6, e188.</text:p>
        <text:p text:style-name="Bibliography_20_1">Windsor, F.M., van den Hoogen, J., Crowther, T.W. &amp; Evans, D.M. (2023). Using ecological networks to answer questions in global biogeography and ecology. <text:span text:style-name="T3">Journal of Biogeography</text:span>, 50, 57–69.</text:p>
        <text:p text:style-name="Bibliography_20_1">Winger, B.M., Auteri, G.G., Pegan, T.M. &amp; Weeks, B.C. (2019). A long winter for the Red Queen: rethinking the evolution of seasonal migration. <text:span text:style-name="T3">Biological Reviews</text:span>, 94, 737–752.</text:p>
        <text:p text:style-name="Bibliography_20_1">Wisz, M.S., Pottier, J., Kissling, W.D., Pellissier, L., Lenoir, J., Damgaard, C.F., <text:span text:style-name="T3">et al.</text:span> (2013). The role of biotic interactions in shaping distributions and realised assemblages of species: implications for species distribution modelling. <text:span text:style-name="T3">Biological Reviews</text:span>, 88, 15–30.</text:p>
        <text:p text:style-name="Bibliography_20_1">Xu, Y., Si, Y., Takekawa, J., Liu, Q., Prins, H.H.T., Yin, S., <text:span text:style-name="T3">et al.</text:span> (2020). A network approach to prioritize conservation efforts for migratory birds. <text:span text:style-name="T3">Conservation Biology</text:span>, 34, 416–426.</text:p>
        <text:p text:style-name="Bibliography_20_1">Zakharova, L., Meyer, K.M. &amp; Seifan, M. (2019). Trait-based modelling in ecology: A review of two decades of research. <text:span text:style-name="T3">Ecological Modelling</text:span>, 407, 108703.</text:p>
        <text:p text:style-name="Bibliography_20_1">Zhang, W., Wei, J. &amp; Xu, Y. (2023). Prioritizing global conservation of migratory birds over their migration network. <text:span text:style-name="T3">One Earth</text:span>, 6, 1340–1349.</text:p>
        <text:p text:style-name="Bibliography_20_1">Zurell, D., Gallien, L., Graham, C.H. &amp; Zimmermann, N.E. (2018). Do long-distance migratory birds track their niche through seasons? <text:span text:style-name="T3">Journal of Biogeography</text:span>, 45, 1459–1468.</text:p>
        <text:p text:style-name="Bibliography_20_1">Zurell, D., Jeltsch, F., Dormann, C.F. &amp; Schröder, B. (2009). Static species distribution models in dynamically changing systems: how good can predictions really be? <text:span text:style-name="T3">Ecography</text:span>, 32, 733–744.</text:p>
      </text:section>
      <text:section text:style-name="Sect1" text:name="Section1">
        <text:p text:style-name="Text_20_body"/>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line-height="150%"/>
      <style:text-properties fo:font-weight="bold"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2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default-outline-level="" style:class="index">
      <style:paragraph-properties fo:margin-left="1.27cm" fo:margin-right="0cm" style:line-height-at-least="0.423cm" fo:text-indent="-1.27cm" style:auto-text-indent="false"/>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5T13:44:20</meta:creation-date>
    <meta:initial-creator>Dominique Caron</meta:initial-creator>
    <dc:language>en-CA</dc:language>
    <dc:creator>Dominique Caron</dc:creator>
    <dc:date>2024-05-06T10:19:55</dc:date>
    <meta:editing-cycles>69</meta:editing-cycles>
    <meta:editing-duration>PT41M</meta:editing-duration>
    <meta:generator>LibreOffice/6.4.7.2$Linux_X86_64 LibreOffice_project/40$Build-2</meta:generator>
    <meta:document-statistic meta:table-count="0" meta:image-count="0" meta:object-count="0" meta:page-count="17" meta:paragraph-count="167" meta:word-count="7067" meta:character-count="47982" meta:non-whitespace-character-count="411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7"&gt;&lt;session id="L5NkD4Rs"/&gt;&lt;style id="http://www.zotero.org/styles/ecology-letters" hasBibliography="1" bibliographyStyleHasBeenSet="1"/&gt;&lt;prefs&gt;&lt;pref name="fieldType" value="ReferenceMark"/&gt;&lt;/prefs&gt;&lt;/data&gt;</meta:user-defined>
    <meta:template xlink:type="simple" xlink:actuate="onRequest" xlink:title="Normal.dotm" xlink:href=""/>
  </office:meta>
</office:document-meta>
</file>